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61cm"/>
    </style:style>
    <style:style style:name="co2" style:family="table-column">
      <style:table-column-properties fo:break-before="auto" style:column-width="2.8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219cm"/>
    </style:style>
    <style:style style:name="co5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3" style:family="table-cell" style:parent-style-name="Default" style:data-style-name="N146">
      <style:table-cell-properties style:rotation-align="none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46">
      <style:table-cell-properties fo:background-color="#ffff00" style:diagonal-bl-tr="none" style:diagonal-tl-br="none" fo:border="0.06pt solid #000000" style:rotation-align="none"/>
    </style:style>
    <style:style style:name="ce6" style:family="table-cell" style:parent-style-name="Default" style:data-style-name="N11">
      <style:table-cell-properties fo:background-color="#ffff00" style:diagonal-bl-tr="none" style:diagonal-tl-br="none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59" table:default-cell-style-name="ce1"/>
        <table:table-row table:style-name="ro1">
          <table:table-cell table:style-name="ce1" office:value-type="string" calcext:value-type="string">
            <text:p>Pozostało miesięcy</text:p>
          </table:table-cell>
          <table:table-cell office:value-type="string" calcext:value-type="string">
            <text:p>Wysokość raty</text:p>
          </table:table-cell>
          <table:table-cell table:number-columns-repeated="6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table:formula="of:=(([.$E$2]/[.$A$2])+([.A2]/[.$A$2])*[.$E$2]*[.$E$3])/[.$A$26]" office:value-type="currency" office:currency="PLN" office:value="1616.66666666667" calcext:value-type="currency">
            <text:p>1 616,67 zł</text:p>
          </table:table-cell>
          <table:table-cell/>
          <table:table-cell table:style-name="ce4" office:value-type="string" calcext:value-type="string">
            <text:p>Tutaj wpisz na jaką kwotę jest kredyt:</text:p>
          </table:table-cell>
          <table:table-cell table:style-name="ce5" office:value-type="currency" office:currency="PLN" office:value="180000" calcext:value-type="currency">
            <text:p>180 000,00 zł</text:p>
          </table:table-cell>
          <table:table-cell table:number-columns-repeated="5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table:formula="of:=((([.$E$2]-SUM([.$B$2:.B2]))/[.$A$2])+([.A3]/[.$A$2])*([.$E$2]-SUM([.$B$2:.B2]))*[.$E$3])/[.$A$26]" office:value-type="currency" office:currency="PLN" office:value="1569.11265432099" calcext:value-type="currency">
            <text:p>1 569,11 zł</text:p>
          </table:table-cell>
          <table:table-cell/>
          <table:table-cell table:style-name="ce4" office:value-type="string" calcext:value-type="string">
            <text:p>Tutaj wpisz oprocentowanie:</text:p>
          </table:table-cell>
          <table:table-cell table:style-name="ce6" office:value-type="percentage" office:value="0.08" calcext:value-type="percentage">
            <text:p>8,00%</text:p>
          </table:table-cell>
          <table:table-cell table:number-columns-repeated="5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table:formula="of:=((([.$E$2]-SUM([.$B$2:.B3]))/[.$A$2])+([.A4]/[.$A$2])*([.$E$2]-SUM([.$B$2:.B3]))*[.$E$3])/[.$A$26]" office:value-type="currency" office:currency="PLN" office:value="1522.5669002915" calcext:value-type="currency">
            <text:p>1 522,57 zł</text:p>
          </table:table-cell>
          <table:table-cell table:number-columns-repeated="6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table:formula="of:=((([.$E$2]-SUM([.$B$2:.B4]))/[.$A$2])+([.A5]/[.$A$2])*([.$E$2]-SUM([.$B$2:.B4]))*[.$E$3])/[.$A$26]" office:value-type="currency" office:currency="PLN" office:value="1476.99449017256" calcext:value-type="currency">
            <text:p>1 476,99 zł</text:p>
          </table:table-cell>
          <table:table-cell table:number-columns-repeated="6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table:formula="of:=((([.$E$2]-SUM([.$B$2:.B5]))/[.$A$2])+([.A6]/[.$A$2])*([.$E$2]-SUM([.$B$2:.B5]))*[.$E$3])/[.$A$26]" office:value-type="currency" office:currency="PLN" office:value="1432.36154413711" calcext:value-type="currency">
            <text:p>1 432,36 zł</text:p>
          </table:table-cell>
          <table:table-cell table:number-columns-repeated="6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table:formula="of:=((([.$E$2]-SUM([.$B$2:.B6]))/[.$A$2])+([.A7]/[.$A$2])*([.$E$2]-SUM([.$B$2:.B6]))*[.$E$3])/[.$A$26]" office:value-type="currency" office:currency="PLN" office:value="1388.63517627442" calcext:value-type="currency">
            <text:p>1 388,64 zł</text:p>
          </table:table-cell>
          <table:table-cell table:number-columns-repeated="6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table:formula="of:=((([.$E$2]-SUM([.$B$2:.B7]))/[.$A$2])+([.A8]/[.$A$2])*([.$E$2]-SUM([.$B$2:.B7]))*[.$E$3])/[.$A$26]" office:value-type="currency" office:currency="PLN" office:value="1345.78345539737" calcext:value-type="currency">
            <text:p>1 345,78 zł</text:p>
          </table:table-cell>
          <table:table-cell table:number-columns-repeated="6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table:formula="of:=((([.$E$2]-SUM([.$B$2:.B8]))/[.$A$2])+([.A9]/[.$A$2])*([.$E$2]-SUM([.$B$2:.B8]))*[.$E$3])/[.$A$26]" office:value-type="currency" office:currency="PLN" office:value="1303.77536725531" calcext:value-type="currency">
            <text:p>1 303,78 zł</text:p>
          </table:table-cell>
          <table:table-cell table:number-columns-repeated="6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table:formula="of:=((([.$E$2]-SUM([.$B$2:.B9]))/[.$A$2])+([.A10]/[.$A$2])*([.$E$2]-SUM([.$B$2:.B9]))*[.$E$3])/[.$A$26]" office:value-type="currency" office:currency="PLN" office:value="1262.58077809113" calcext:value-type="currency">
            <text:p>1 262,58 zł</text:p>
          </table:table-cell>
          <table:table-cell table:number-columns-repeated="6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table:formula="of:=((([.$E$2]-SUM([.$B$2:.B10]))/[.$A$2])+([.A11]/[.$A$2])*([.$E$2]-SUM([.$B$2:.B10]))*[.$E$3])/[.$A$26]" office:value-type="currency" office:currency="PLN" office:value="1222.17039948371" calcext:value-type="currency">
            <text:p>1 222,17 zł</text:p>
          </table:table-cell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table:formula="of:=((([.$E$2]-SUM([.$B$2:.B11]))/[.$A$2])+([.A12]/[.$A$2])*([.$E$2]-SUM([.$B$2:.B11]))*[.$E$3])/[.$A$26]" office:value-type="currency" office:currency="PLN" office:value="1182.51575441935" calcext:value-type="currency">
            <text:p>1 182,52 zł</text:p>
          </table:table-cell>
          <table:table-cell table:number-columns-repeated="6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table:formula="of:=((([.$E$2]-SUM([.$B$2:.B12]))/[.$A$2])+([.A13]/[.$A$2])*([.$E$2]-SUM([.$B$2:.B12]))*[.$E$3])/[.$A$26]" office:value-type="currency" office:currency="PLN" office:value="1143.58914453812" calcext:value-type="currency">
            <text:p>1 143,59 zł</text:p>
          </table:table-cell>
          <table:table-cell table:number-columns-repeated="6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table:formula="of:=((([.$E$2]-SUM([.$B$2:.B13]))/[.$A$2])+([.A14]/[.$A$2])*([.$E$2]-SUM([.$B$2:.B13]))*[.$E$3])/[.$A$26]" office:value-type="currency" office:currency="PLN" office:value="1105.3636185031" calcext:value-type="currency">
            <text:p>1 105,36 zł</text:p>
          </table:table-cell>
          <table:table-cell table:number-columns-repeated="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table:formula="of:=((([.$E$2]-SUM([.$B$2:.B14]))/[.$A$2])+([.A15]/[.$A$2])*([.$E$2]-SUM([.$B$2:.B14]))*[.$E$3])/[.$A$26]" office:value-type="currency" office:currency="PLN" office:value="1067.81294144276" calcext:value-type="currency">
            <text:p>1 067,81 zł</text:p>
          </table:table-cell>
          <table:table-cell table:number-columns-repeated="6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table:formula="of:=((([.$E$2]-SUM([.$B$2:.B15]))/[.$A$2])+([.A16]/[.$A$2])*([.$E$2]-SUM([.$B$2:.B15]))*[.$E$3])/[.$A$26]" office:value-type="currency" office:currency="PLN" office:value="1030.91156541865" calcext:value-type="currency">
            <text:p>1 030,91 zł</text:p>
          </table:table-cell>
          <table:table-cell table:number-columns-repeated="6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table:formula="of:=((([.$E$2]-SUM([.$B$2:.B16]))/[.$A$2])+([.A17]/[.$A$2])*([.$E$2]-SUM([.$B$2:.B16]))*[.$E$3])/[.$A$26]" office:value-type="currency" office:currency="PLN" office:value="994.634600872254" calcext:value-type="currency">
            <text:p>994,63 zł</text:p>
          </table:table-cell>
          <table:table-cell table:number-columns-repeated="6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table:formula="of:=((([.$E$2]-SUM([.$B$2:.B17]))/[.$A$2])+([.A18]/[.$A$2])*([.$E$2]-SUM([.$B$2:.B17]))*[.$E$3])/[.$A$26]" office:value-type="currency" office:currency="PLN" office:value="958.957789007081" calcext:value-type="currency">
            <text:p>958,96 zł</text:p>
          </table:table-cell>
          <table:table-cell table:number-columns-repeated="6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table:formula="of:=((([.$E$2]-SUM([.$B$2:.B18]))/[.$A$2])+([.A19]/[.$A$2])*([.$E$2]-SUM([.$B$2:.B18]))*[.$E$3])/[.$A$26]" office:value-type="currency" office:currency="PLN" office:value="923.857475063296" calcext:value-type="currency">
            <text:p>923,86 zł</text:p>
          </table:table-cell>
          <table:table-cell table:number-columns-repeated="6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((([.$E$2]-SUM([.$B$2:.B19]))/[.$A$2])+([.A20]/[.$A$2])*([.$E$2]-SUM([.$B$2:.B19]))*[.$E$3])/[.$A$26]" office:value-type="currency" office:currency="PLN" office:value="889.310582444196" calcext:value-type="currency">
            <text:p>889,31 zł</text:p>
          </table:table-cell>
          <table:table-cell table:number-columns-repeated="6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((([.$E$2]-SUM([.$B$2:.B20]))/[.$A$2])+([.A21]/[.$A$2])*([.$E$2]-SUM([.$B$2:.B20]))*[.$E$3])/[.$A$26]" office:value-type="currency" office:currency="PLN" office:value="855.294587655169" calcext:value-type="currency">
            <text:p>855,29 zł</text:p>
          </table:table-cell>
          <table:table-cell table:number-columns-repeated="6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((([.$E$2]-SUM([.$B$2:.B21]))/[.$A$2])+([.A22]/[.$A$2])*([.$E$2]-SUM([.$B$2:.B21]))*[.$E$3])/[.$A$26]" office:value-type="currency" office:currency="PLN" office:value="821.787496017322" calcext:value-type="currency">
            <text:p>821,79 zł</text:p>
          </table:table-cell>
          <table:table-cell table:number-columns-repeated="6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formula="of:=((([.$E$2]-SUM([.$B$2:.B22]))/[.$A$2])+([.A23]/[.$A$2])*([.$E$2]-SUM([.$B$2:.B22]))*[.$E$3])/[.$A$26]" office:value-type="currency" office:currency="PLN" office:value="788.767818119355" calcext:value-type="currency">
            <text:p>788,77 zł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((([.$E$2]-SUM([.$B$2:.B23]))/[.$A$2])+([.A24]/[.$A$2])*([.$E$2]-SUM([.$B$2:.B23]))*[.$E$3])/[.$A$26]" office:value-type="currency" office:currency="PLN" office:value="756.214546972561" calcext:value-type="currency">
            <text:p>756,21 zł</text:p>
          </table:table-cell>
          <table:table-cell table:number-columns-repeated="6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((([.$E$2]-SUM([.$B$2:.B24]))/[.$A$2])+([.A25]/[.$A$2])*([.$E$2]-SUM([.$B$2:.B24]))*[.$E$3])/[.$A$26]" office:value-type="currency" office:currency="PLN" office:value="724.107135835115" calcext:value-type="currency">
            <text:p>724,11 zł</text:p>
          </table:table-cell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((([.$E$2]-SUM([.$B$2:.B25]))/[.$A$2])+([.A26]/[.$A$2])*([.$E$2]-SUM([.$B$2:.B25]))*[.$E$3])/[.$A$26]" office:value-type="currency" office:currency="PLN" office:value="692.425476673004" calcext:value-type="currency">
            <text:p>692,43 zł</text:p>
          </table:table-cell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((([.$E$2]-SUM([.$B$2:.B26]))/[.$A$2])+([.A27]/[.$A$2])*([.$E$2]-SUM([.$B$2:.B26]))*[.$E$3])/[.$A$26]" office:value-type="currency" office:currency="PLN" office:value="661.149879226075" calcext:value-type="currency">
            <text:p>661,15 zł</text:p>
          </table:table-cell>
          <table:table-cell table:number-columns-repeated="6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((([.$E$2]-SUM([.$B$2:.B27]))/[.$A$2])+([.A28]/[.$A$2])*([.$E$2]-SUM([.$B$2:.B27]))*[.$E$3])/[.$A$26]" office:value-type="currency" office:currency="PLN" office:value="630.261050648758" calcext:value-type="currency">
            <text:p>630,26 zł</text:p>
          </table:table-cell>
          <table:table-cell table:number-columns-repeated="6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((([.$E$2]-SUM([.$B$2:.B28]))/[.$A$2])+([.A29]/[.$A$2])*([.$E$2]-SUM([.$B$2:.B28]))*[.$E$3])/[.$A$26]" office:value-type="currency" office:currency="PLN" office:value="599.740075696045" calcext:value-type="currency">
            <text:p>599,74 zł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((([.$E$2]-SUM([.$B$2:.B29]))/[.$A$2])+([.A30]/[.$A$2])*([.$E$2]-SUM([.$B$2:.B29]))*[.$E$3])/[.$A$26]" office:value-type="currency" office:currency="PLN" office:value="569.568397426263" calcext:value-type="currency">
            <text:p>569,57 zł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((([.$E$2]-SUM([.$B$2:.B30]))/[.$A$2])+([.A31]/[.$A$2])*([.$E$2]-SUM([.$B$2:.B30]))*[.$E$3])/[.$A$26]" office:value-type="currency" office:currency="PLN" office:value="539.727798393083" calcext:value-type="currency">
            <text:p>539,73 zł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((([.$E$2]-SUM([.$B$2:.B31]))/[.$A$2])+([.A32]/[.$A$2])*([.$E$2]-SUM([.$B$2:.B31]))*[.$E$3])/[.$A$26]" office:value-type="currency" office:currency="PLN" office:value="510.200382300083" calcext:value-type="currency">
            <text:p>510,20 zł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((([.$E$2]-SUM([.$B$2:.B32]))/[.$A$2])+([.A33]/[.$A$2])*([.$E$2]-SUM([.$B$2:.B32]))*[.$E$3])/[.$A$26]" office:value-type="currency" office:currency="PLN" office:value="480.968556091974" calcext:value-type="currency">
            <text:p>480,97 zł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((([.$E$2]-SUM([.$B$2:.B33]))/[.$A$2])+([.A34]/[.$A$2])*([.$E$2]-SUM([.$B$2:.B33]))*[.$E$3])/[.$A$26]" office:value-type="currency" office:currency="PLN" office:value="452.015012457389" calcext:value-type="currency">
            <text:p>452,02 zł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((([.$E$2]-SUM([.$B$2:.B34]))/[.$A$2])+([.A35]/[.$A$2])*([.$E$2]-SUM([.$B$2:.B34]))*[.$E$3])/[.$A$26]" office:value-type="currency" office:currency="PLN" office:value="423.322712718827" calcext:value-type="currency">
            <text:p>423,32 zł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((([.$E$2]-SUM([.$B$2:.B35]))/[.$A$2])+([.A36]/[.$A$2])*([.$E$2]-SUM([.$B$2:.B35]))*[.$E$3])/[.$A$26]" office:value-type="currency" office:currency="PLN" office:value="394.874870086029" calcext:value-type="currency">
            <text:p>394,87 zł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((([.$E$2]-SUM([.$B$2:.B36]))/[.$A$2])+([.A37]/[.$A$2])*([.$E$2]-SUM([.$B$2:.B36]))*[.$E$3])/[.$A$26]" office:value-type="currency" office:currency="PLN" office:value="366.654933249708" calcext:value-type="currency">
            <text:p>366,65 zł</text:p>
          </table:table-cell>
          <table:table-cell table:number-columns-repeated="62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0P0" style:volatile="true">
      <number:number number:decimal-places="0" loext:min-decimal-places="0" number:min-integer-digits="1" number:grouping="true"/>
      <number:text>     </number:text>
    </number:number-style>
    <number:number-style style:name="N120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  </number:text>
    </number:number-style>
    <number:number-style style:name="N123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2P2" style:volatile="true">
      <loext:text> </loext:text>
      <loext:fill-character> </loext:fill-character>
      <number:text>- zł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6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.00.0000</text:date>, <text:time style:data-style-name="N2" text:time-value="07:35:02.93296885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3-08T00:55:27</meta:creation-date>
    <dc:language>pl-PL</dc:language>
    <dc:date>2020-09-30T07:46:27.123575488</dc:date>
    <meta:editing-cycles>2</meta:editing-cycles>
    <meta:editing-duration>PT14M24S</meta:editing-duration>
    <meta:generator>LibreOffice/6.4.5.2$Linux_X86_64 LibreOffice_project/40$Build-2</meta:generator>
    <meta:document-statistic meta:table-count="1" meta:cell-count="78" meta:object-count="0"/>
  </office:meta>
</office:document-meta>
</file>